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 style:list-style-name="L2">
      <style:text-properties style:font-name="Arial" fo:font-size="10pt" style:font-size-asian="10pt" style:font-size-complex="10pt"/>
    </style:style>
    <style:style style:name="P4" style:family="paragraph" style:parent-style-name="Standard" style:list-style-name="L3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 style:list-style-name="L1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8">
      <style:paragraph-properties fo:text-align="start" style:justify-single-word="false"/>
    </style:style>
    <style:style style:name="P12" style:family="paragraph" style:parent-style-name="Standard" style:list-style-name="L9">
      <style:paragraph-properties fo:text-align="start" style:justify-single-word="false"/>
    </style:style>
    <style:style style:name="P13" style:family="paragraph" style:parent-style-name="Standard" style:list-style-name="L10">
      <style:paragraph-properties fo:text-align="start" style:justify-single-word="false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Virtual Pet Game</text:p>
      <text:p text:style-name="P9"/>
      <text:p text:style-name="P6">The prototype system I have developed for this virtual pet style game consists of 3 API functions and a database class that connect the system to a back-end database.</text:p>
      <text:p text:style-name="P6"/>
      <text:p text:style-name="P6">Testing has been done using Postman. </text:p>
      <text:p text:style-name="P6"/>
      <text:p text:style-name="P6">The database consists of 4 tables:</text:p>
      <text:p text:style-name="P6"/>
      <text:list xml:id="list1506325663519371006" text:style-name="L5">
        <text:list-item>
          <text:p text:style-name="P10"><text:span text:style-name="T1">pet</text:span></text:p>
        </text:list-item>
      </text:list>
      <text:list xml:id="list3707517438401709693" text:style-name="L9">
        <text:list-item>
          <text:list>
            <text:list-item>
              <text:p text:style-name="P12"><text:span text:style-name="T1">Contain information related to the pet</text:span></text:p>
            </text:list-item>
            <text:list-item>
              <text:p text:style-name="P12"><text:span text:style-name="T1">Such as pet_id, name, type, happiness &amp; hunger etc.</text:span></text:p>
              <text:p text:style-name="P12"><text:span text:style-name="T1"/></text:p>
            </text:list-item>
          </text:list>
        </text:list-item>
      </text:list>
      <text:list xml:id="list42578335" text:continue-list="list1506325663519371006" text:style-name="L5">
        <text:list-item>
          <text:p text:style-name="P10"><text:span text:style-name="T1">player</text:span></text:p>
        </text:list-item>
      </text:list>
      <text:list xml:id="list8560260172860000895" text:style-name="L8">
        <text:list-item>
          <text:list>
            <text:list-item>
              <text:p text:style-name="P11"><text:span text:style-name="T1">Contain information related to player</text:span></text:p>
            </text:list-item>
            <text:list-item>
              <text:p text:style-name="P11"><text:span text:style-name="T1">Such as player_id, username etc.</text:span></text:p>
              <text:p text:style-name="P11"><text:span text:style-name="T1"/></text:p>
            </text:list-item>
          </text:list>
        </text:list-item>
      </text:list>
      <text:list xml:id="list42589643" text:continue-list="list42578335" text:style-name="L5">
        <text:list-item>
          <text:p text:style-name="P10"><text:span text:style-name="T1">pet type</text:span></text:p>
        </text:list-item>
      </text:list>
      <text:list xml:id="list4690091875159133542" text:style-name="L10">
        <text:list-item>
          <text:list>
            <text:list-item>
              <text:p text:style-name="P13"><text:span text:style-name="T1">Contain information relate the type of pets</text:span></text:p>
              <text:p text:style-name="P13"><text:span text:style-name="T1"/></text:p>
            </text:list-item>
          </text:list>
        </text:list-item>
      </text:list>
      <text:list xml:id="list42582016" text:continue-list="list42589643" text:style-name="L5">
        <text:list-item>
          <text:p text:style-name="P10"><text:span text:style-name="T1">link_player_pet</text:span></text:p>
        </text:list-item>
      </text:list>
      <text:list xml:id="list3226341557598012133" text:style-name="L4">
        <text:list-item>
          <text:list>
            <text:list-item>
              <text:p text:style-name="P7">Contain information related to pet ownership</text:p>
            </text:list-item>
            <text:list-item>
              <text:p text:style-name="P7">Such as player_id, pet_id</text:p>
            </text:list-item>
          </text:list>
        </text:list-item>
      </text:list>
      <text:p text:style-name="P6"/>
      <text:p text:style-name="P6">The 3 API functions are:</text:p>
      <text:p text:style-name="P6"/>
      <text:list xml:id="list3619049444417633344" text:style-name="L11">
        <text:list-item>
          <text:p text:style-name="P8">getPlayerPets</text:p>
          <text:list>
            <text:list-item>
              <text:p text:style-name="P8">Used for showing information of the pets owned by a player </text:p>
            </text:list-item>
            <text:list-item>
              <text:p text:style-name="P8">Receive the player id (presumably recorded when the player login) and returns an array of data consist of the information of the pets</text:p>
            </text:list-item>
            <text:list-item>
              <text:p text:style-name="P8">Return false if no pet is found or player id not received.</text:p>
            </text:list-item>
            <text:list-item>
              <text:p text:style-name="P8">Refer to screenshot #1 &amp; #2</text:p>
              <text:p text:style-name="P8"/>
            </text:list-item>
          </text:list>
        </text:list-item>
        <text:list-item>
          <text:p text:style-name="P8">updatePlayerPet</text:p>
          <text:list>
            <text:list-item>
              <text:p text:style-name="P8">To update to happiness and hunger of a player's pet after player has taken action (stroke/feed)</text:p>
            </text:list-item>
            <text:list-item>
              <text:p text:style-name="P8">Receive player id and pet id and return an array of data consist of the information of the pet (after update)</text:p>
            </text:list-item>
            <text:list-item>
              <text:p text:style-name="P8">Also return a 'status' to show whether the update has been successful (or failed due to condition not being met, for example feeding pet when the pet is already full)</text:p>
            </text:list-item>
            <text:list-item>
              <text:p text:style-name="P8">Refer to screenshot #3 &amp; #4</text:p>
              <text:p text:style-name="P8"/>
            </text:list-item>
          </text:list>
        </text:list-item>
        <text:list-item>
          <text:p text:style-name="P8">updateAllPets</text:p>
          <text:list>
            <text:list-item>
              <text:p text:style-name="P8">Used for updating the attribute (i.e. happiness &amp; hunger) of all the pets</text:p>
            </text:list-item>
            <text:list-item>
              <text:p text:style-name="P8">Refer to screenshot #5 </text:p>
              <text:p text:style-name="P8"/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5T21:35:38.51</meta:creation-date>
    <dc:date>2019-03-25T22:37:08.24</dc:date>
    <meta:editing-duration>PT42M56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1" meta:paragraph-count="29" meta:word-count="265" meta:character-count="1418"/>
  </office:meta>
</office:document-meta>
</file>